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P1" style:family="paragraph" style:parent-style-name="Heading_20_4">
      <style:paragraph-properties fo:text-align="justify" style:justify-single-word="false"/>
      <style:text-properties fo:font-weight="bold" officeooo:rsid="0017f8a0" officeooo:paragraph-rsid="0017f8a0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weight="bold" officeooo:rsid="0017f8a0" officeooo:paragraph-rsid="0017f8a0" style:font-weight-asian="bold" style:font-weight-complex="bold"/>
    </style:style>
    <style:style style:name="P3" style:family="paragraph" style:parent-style-name="Text_20_body">
      <style:text-properties fo:font-weight="bold" officeooo:paragraph-rsid="0019dcaa" style:font-weight-asian="bold" style:font-weight-complex="bold"/>
    </style:style>
    <style:style style:name="P4" style:family="paragraph" style:parent-style-name="Standard">
      <style:text-properties officeooo:rsid="0010be87" officeooo:paragraph-rsid="0010be87"/>
    </style:style>
    <style:style style:name="P5" style:family="paragraph" style:parent-style-name="Standard">
      <style:text-properties officeooo:paragraph-rsid="0010be87"/>
    </style:style>
    <style:style style:name="P6" style:family="paragraph" style:parent-style-name="Standard">
      <style:text-properties officeooo:paragraph-rsid="0016ad1e"/>
    </style:style>
    <style:style style:name="P7" style:family="paragraph" style:parent-style-name="Text_20_body">
      <style:text-properties officeooo:paragraph-rsid="0016ad1e"/>
    </style:style>
    <style:style style:name="P8" style:family="paragraph" style:parent-style-name="Text_20_body">
      <style:text-properties officeooo:paragraph-rsid="00175d7b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officeooo:paragraph-rsid="0016ad1e"/>
    </style:style>
    <style:style style:name="P11" style:family="paragraph" style:parent-style-name="Text_20_body">
      <style:paragraph-properties fo:text-align="justify" style:justify-single-word="false"/>
      <style:text-properties officeooo:paragraph-rsid="00175d7b"/>
    </style:style>
    <style:style style:name="P12" style:family="paragraph" style:parent-style-name="Text_20_body">
      <style:paragraph-properties fo:text-align="justify" style:justify-single-word="false"/>
      <style:text-properties officeooo:paragraph-rsid="001b2def"/>
    </style:style>
    <style:style style:name="P13" style:family="paragraph" style:parent-style-name="Text_20_body">
      <style:paragraph-properties fo:text-align="justify" style:justify-single-word="false"/>
      <style:text-properties fo:font-weight="normal" officeooo:paragraph-rsid="0016ad1e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17f8a0" officeooo:paragraph-rsid="0017f8a0" style:font-weight-asian="normal" style:font-weight-complex="normal"/>
    </style:style>
    <style:style style:name="P15" style:family="paragraph" style:parent-style-name="Text_20_body">
      <style:text-properties officeooo:rsid="00175d7b" officeooo:paragraph-rsid="00175d7b"/>
    </style:style>
    <style:style style:name="P16" style:family="paragraph" style:parent-style-name="Text_20_body">
      <style:text-properties officeooo:paragraph-rsid="001b2def"/>
    </style:style>
    <style:style style:name="P17" style:family="paragraph" style:parent-style-name="Standard">
      <style:text-properties officeooo:rsid="0010be87" officeooo:paragraph-rsid="0016ad1e"/>
    </style:style>
    <style:style style:name="P18" style:family="paragraph" style:parent-style-name="Text_20_body" style:list-style-name="L1">
      <style:paragraph-properties fo:margin-left="0in" fo:margin-right="0in" fo:text-indent="0in" style:auto-text-indent="false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paragraph-properties fo:margin-left="0in" fo:margin-right="0in" fo:text-indent="0in" style:auto-text-indent="false"/>
    </style:style>
    <style:style style:name="P21" style:family="paragraph" style:parent-style-name="Text_20_body" style:list-style-name="L2">
      <style:text-properties officeooo:paragraph-rsid="00175d7b"/>
    </style:style>
    <style:style style:name="P22" style:family="paragraph" style:parent-style-name="Text_20_body" style:list-style-name="L3">
      <style:paragraph-properties fo:margin-left="0in" fo:margin-right="0in" fo:text-indent="0in" style:auto-text-indent="false"/>
    </style:style>
    <style:style style:name="P23" style:family="paragraph" style:parent-style-name="Text_20_body" style:list-style-name="L3">
      <style:text-properties officeooo:paragraph-rsid="00175d7b"/>
    </style:style>
    <style:style style:name="P24" style:family="paragraph" style:parent-style-name="Text_20_body" style:list-style-name="L4">
      <style:text-properties officeooo:paragraph-rsid="00113306"/>
    </style:style>
    <style:style style:name="P25" style:family="paragraph" style:parent-style-name="Text_20_body" style:list-style-name="L4">
      <style:text-properties officeooo:paragraph-rsid="0016ad1e"/>
    </style:style>
    <style:style style:name="P26" style:family="paragraph" style:parent-style-name="Text_20_body" style:list-style-name="L4">
      <style:paragraph-properties fo:text-align="justify" style:justify-single-word="false"/>
      <style:text-properties officeooo:paragraph-rsid="00113306"/>
    </style:style>
    <style:style style:name="P27" style:family="paragraph" style:parent-style-name="Text_20_body" style:list-style-name="L4">
      <style:paragraph-properties fo:text-align="justify" style:justify-single-word="false"/>
      <style:text-properties officeooo:paragraph-rsid="0012aa3d"/>
    </style:style>
    <style:style style:name="P28" style:family="paragraph" style:parent-style-name="Text_20_body" style:list-style-name="L5">
      <style:paragraph-properties fo:text-align="justify" style:justify-single-word="false"/>
      <style:text-properties officeooo:paragraph-rsid="0014237e"/>
    </style:style>
    <style:style style:name="P29" style:family="paragraph" style:parent-style-name="Text_20_body" style:list-style-name="L7">
      <style:paragraph-properties fo:text-align="justify" style:justify-single-word="false"/>
    </style:style>
    <style:style style:name="P30" style:family="paragraph" style:parent-style-name="Text_20_body" style:list-style-name="L8">
      <style:paragraph-properties fo:text-align="justify" style:justify-single-word="false"/>
    </style:style>
    <style:style style:name="P31" style:family="paragraph" style:parent-style-name="Text_20_body" style:list-style-name="L9">
      <style:paragraph-properties fo:text-align="justify" style:justify-single-word="false"/>
      <style:text-properties officeooo:paragraph-rsid="0017f8a0"/>
    </style:style>
    <style:style style:name="P32" style:family="paragraph" style:parent-style-name="Text_20_body" style:list-style-name="L10">
      <style:paragraph-properties fo:text-align="justify" style:justify-single-word="false"/>
      <style:text-properties officeooo:paragraph-rsid="0017f8a0"/>
    </style:style>
    <style:style style:name="P33" style:family="paragraph" style:parent-style-name="Text_20_body" style:list-style-name="L12">
      <style:paragraph-properties fo:text-align="justify" style:justify-single-word="false"/>
    </style:style>
    <style:style style:name="P34" style:family="paragraph" style:parent-style-name="Text_20_body" style:list-style-name="L13">
      <style:paragraph-properties fo:text-align="justify" style:justify-single-word="false"/>
    </style:style>
    <style:style style:name="P35" style:family="paragraph" style:parent-style-name="Text_20_body" style:list-style-name="L14">
      <style:paragraph-properties fo:text-align="justify" style:justify-single-word="false"/>
    </style:style>
    <style:style style:name="P36" style:family="paragraph" style:parent-style-name="Text_20_body" style:list-style-name="L17">
      <style:paragraph-properties fo:text-align="justify" style:justify-single-word="false"/>
    </style:style>
    <style:style style:name="P37" style:family="paragraph" style:parent-style-name="Text_20_body" style:list-style-name="L19">
      <style:paragraph-properties fo:text-align="justify" style:justify-single-word="false"/>
    </style:style>
    <style:style style:name="P38" style:family="paragraph" style:parent-style-name="Text_20_body" style:list-style-name="L6">
      <style:paragraph-properties fo:margin-left="0in" fo:margin-right="0in" fo:text-indent="0in" style:auto-text-indent="false"/>
      <style:text-properties officeooo:paragraph-rsid="00175d7b"/>
    </style:style>
    <style:style style:name="P39" style:family="paragraph" style:parent-style-name="Text_20_body" style:list-style-name="L6">
      <style:text-properties officeooo:paragraph-rsid="00175d7b"/>
    </style:style>
    <style:style style:name="P40" style:family="paragraph" style:parent-style-name="Text_20_body" style:list-style-name="L8">
      <style:paragraph-properties fo:text-align="justify" style:justify-single-word="false"/>
      <style:text-properties fo:font-weight="normal" officeooo:paragraph-rsid="00175d7b" style:font-weight-asian="normal" style:font-weight-complex="normal"/>
    </style:style>
    <style:style style:name="P41" style:family="paragraph" style:parent-style-name="Text_20_body" style:list-style-name="L11">
      <style:text-properties fo:font-weight="normal" style:font-weight-asian="normal" style:font-weight-complex="normal"/>
    </style:style>
    <style:style style:name="P42" style:family="paragraph" style:parent-style-name="Text_20_body" style:list-style-name="L11"/>
    <style:style style:name="P43" style:family="paragraph" style:parent-style-name="Text_20_body" style:list-style-name="L12"/>
    <style:style style:name="P44" style:family="paragraph" style:parent-style-name="Text_20_body" style:list-style-name="L13"/>
    <style:style style:name="P45" style:family="paragraph" style:parent-style-name="Text_20_body" style:list-style-name="L15"/>
    <style:style style:name="P46" style:family="paragraph" style:parent-style-name="Text_20_body" style:list-style-name="L16"/>
    <style:style style:name="P47" style:family="paragraph" style:parent-style-name="Text_20_body" style:list-style-name="L17"/>
    <style:style style:name="P48" style:family="paragraph" style:parent-style-name="Text_20_body" style:list-style-name="L18"/>
    <style:style style:name="P49" style:family="paragraph" style:parent-style-name="Text_20_body" style:list-style-name="L19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be87" style:font-weight-asian="normal" style:font-weight-complex="normal"/>
    </style:style>
    <style:style style:name="T3" style:family="text">
      <style:text-properties fo:font-weight="normal" officeooo:rsid="00113306" style:font-weight-asian="normal" style:font-weight-complex="normal"/>
    </style:style>
    <style:style style:name="T4" style:family="text">
      <style:text-properties fo:font-weight="normal" officeooo:rsid="0016ad1e" style:font-weight-asian="normal" style:font-weight-complex="normal"/>
    </style:style>
    <style:style style:name="T5" style:family="text">
      <style:text-properties fo:font-weight="normal" officeooo:rsid="00175d7b" style:font-weight-asian="normal" style:font-weight-complex="normal"/>
    </style:style>
    <style:style style:name="T6" style:family="text">
      <style:text-properties fo:font-weight="normal" officeooo:rsid="0017f8a0" style:font-weight-asian="normal" style:font-weight-complex="normal"/>
    </style:style>
    <style:style style:name="T7" style:family="text">
      <style:text-properties fo:font-weight="normal" officeooo:rsid="0019dcaa" style:font-weight-asian="normal" style:font-weight-complex="normal"/>
    </style:style>
    <style:style style:name="T8" style:family="text">
      <style:text-properties fo:font-weight="normal" officeooo:rsid="001b2def" style:font-weight-asian="normal" style:font-weight-complex="normal"/>
    </style:style>
    <style:style style:name="T9" style:family="text">
      <style:text-properties officeooo:rsid="00113306"/>
    </style:style>
    <style:style style:name="T10" style:family="text">
      <style:text-properties style:text-position="sub 58%" fo:font-weight="normal" officeooo:rsid="00113306" style:font-weight-asian="normal" style:font-weight-complex="normal"/>
    </style:style>
    <style:style style:name="T11" style:family="text">
      <style:text-properties style:text-position="sub 58%" fo:font-weight="normal" officeooo:rsid="0011f4b1" style:font-weight-asian="normal" style:font-weight-complex="normal"/>
    </style:style>
    <style:style style:name="T12" style:family="text">
      <style:text-properties style:text-position="sub 58%" fo:font-weight="normal" officeooo:rsid="00175d7b" style:font-weight-asian="normal" style:font-weight-complex="normal"/>
    </style:style>
    <style:style style:name="T13" style:family="text">
      <style:text-properties style:text-position="sub 58%" officeooo:rsid="00175d7b"/>
    </style:style>
    <style:style style:name="T14" style:family="text">
      <style:text-properties officeooo:rsid="0011f4b1"/>
    </style:style>
    <style:style style:name="T15" style:family="text">
      <style:text-properties style:text-position="0% 100%" fo:font-weight="normal" officeooo:rsid="0011f4b1" style:font-weight-asian="normal" style:font-weight-complex="normal"/>
    </style:style>
    <style:style style:name="T16" style:family="text">
      <style:text-properties style:text-position="0% 100%" fo:font-weight="normal" officeooo:rsid="0012aa3d" style:font-weight-asian="normal" style:font-weight-complex="normal"/>
    </style:style>
    <style:style style:name="T17" style:family="text">
      <style:text-properties style:text-position="0% 100%" style:font-name="OpenSymbol1" fo:font-weight="normal" officeooo:rsid="0012aa3d" style:font-name-asian="OpenSymbol1" style:font-weight-asian="normal" style:font-name-complex="OpenSymbol1" style:font-weight-complex="normal"/>
    </style:style>
    <style:style style:name="T18" style:family="text">
      <style:text-properties style:text-position="0% 100%" officeooo:rsid="0012aa3d"/>
    </style:style>
    <style:style style:name="T19" style:family="text">
      <style:text-properties officeooo:rsid="0012aa3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2aa3d" style:font-weight-asian="bold" style:font-weight-complex="bold"/>
    </style:style>
    <style:style style:name="T22" style:family="text">
      <style:text-properties fo:font-weight="bold" officeooo:rsid="00175d7b" style:font-weight-asian="bold" style:font-weight-complex="bold"/>
    </style:style>
    <style:style style:name="T23" style:family="text">
      <style:text-properties fo:font-weight="bold" officeooo:rsid="0017f8a0" style:font-weight-asian="bold" style:font-weight-complex="bold"/>
    </style:style>
    <style:style style:name="T24" style:family="text">
      <style:text-properties officeooo:rsid="0014237e"/>
    </style:style>
    <style:style style:name="T25" style:family="text">
      <style:text-properties officeooo:rsid="0015adf8"/>
    </style:style>
    <style:style style:name="T26" style:family="text">
      <style:text-properties officeooo:rsid="0016ad1e"/>
    </style:style>
    <style:style style:name="T27" style:family="text">
      <style:text-properties officeooo:rsid="00175d7b"/>
    </style:style>
    <style:style style:name="T28" style:family="text">
      <style:text-properties officeooo:rsid="0017f8a0"/>
    </style:style>
    <style:style style:name="T29" style:family="text">
      <style:text-properties officeooo:rsid="0019dcaa"/>
    </style:style>
    <style:style style:name="T30" style:family="text">
      <style:text-properties officeooo:rsid="001b2def"/>
    </style:style>
    <style:style style:name="T31" style:family="text">
      <style:text-properties officeooo:rsid="001cce4e"/>
    </style:style>
    <text:list-style style:name="L1">
      <text:list-level-style-number text:level="1" text:style-name="Numbering_20_Symbols" loext:num-list-format="%1%." style:num-suffix="." style:num-format="a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a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a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a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a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a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a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a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a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a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a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a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a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a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a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a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a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a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a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i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i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i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i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i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i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i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i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i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i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i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i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i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i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i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i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i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i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i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i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Ejercicio 4:</text:span> Explica lo siguiente.</text:p>
      <text:list text:style-name="L1">
        <text:list-item>
          <text:p text:style-name="P18">¿Qué supuestos del modelo de regresión lineal múltiple deben verificarse?</text:p>
        </text:list-item>
        <text:list-item>
          <text:p text:style-name="P18">¿Cómo se interpretan los intervalos de confianza? Si construimos un intervalo de confianza del 95% para un coeficiente <text:bookmark text:name="MJXc-Node-1190"/><text:bookmark text:name="MJXc-Node-1189"/><text:bookmark text:name="MJXc-Node-1188"/><text:bookmark text:name="MJXc-Node-1187"/><text:bookmark text:name="MathJax-Element-166-Frame"/>β<text:bookmark text:name="MJXc-Node-1191"/>j</text:p>
        </text:list-item>
      </text:list>
      <text:list xml:id="list1110023444" text:style-name="L2">
        <text:list-item text:start-value="2">
          <text:p text:style-name="P20">¿cuál sería la lectura correcta o interpretación correcta sobre este intervalo?</text:p>
        </text:list-item>
        <text:list-item>
          <text:p text:style-name="P19">Describe los métodos de selección de variables y sus ventajas y desventajas:</text:p>
          <text:p text:style-name="P19">Selección hacia adelante (forward)</text:p>
        </text:list-item>
      </text:list>
      <text:list text:style-name="L3">
        <text:list-header>
          <text:p text:style-name="P22">Selección hacia atrás (backward)</text:p>
          <text:p text:style-name="P23">selección por pasos (stepwise) y/o mejor subconjunto (best subset)</text:p>
          <text:p text:style-name="P23">Explica cómo se utilizan para elegir el modelo final.</text:p>
        </text:list-header>
      </text:list>
      <text:p text:style-name="P4"/>
      <text:p text:style-name="P17">a) ¿Qué supuestos del modelo de regresión lineal múltiple deben verificarse?</text:p>
      <text:p text:style-name="P6"><text:span text:style-name="Strong_20_Emphasis"><text:span text:style-name="T1"/></text:span></text:p>
      <text:p text:style-name="P6"><text:span text:style-name="Strong_20_Emphasis"><text:span text:style-name="T1">Los principales supuestos </text:span></text:span><text:span text:style-name="Strong_20_Emphasis"><text:span text:style-name="T2">del </text:span></text:span><text:span text:style-name="Strong_20_Emphasis"><text:span text:style-name="T1">modelo de regresión lineal múltiple que deben verificarse son </text:span></text:span><text:span text:style-name="Strong_20_Emphasis"><text:span text:style-name="T2">los siguientes</text:span></text:span><text:span text:style-name="Strong_20_Emphasis"><text:span text:style-name="T1">:</text:span></text:span></text:p>
      <text:p text:style-name="P5"/>
      <text:list xml:id="list3952726125" text:style-name="L4">
        <text:list-item>
          <text:p text:style-name="P26"><text:span text:style-name="Strong_20_Emphasis">Linealidad: </text:span><text:span text:style-name="Strong_20_Emphasis"><text:span text:style-name="T1">La relación entre las variables independientes y la variable dependiente debe ser lineal. </text:span></text:span><text:span text:style-name="Strong_20_Emphasis"><text:span text:style-name="T3">Es decir:</text:span></text:span></text:p>
          <text:p text:style-name="P26"><text:span text:style-name="Strong_20_Emphasis"><text:span text:style-name="T3">Y = b</text:span></text:span><text:span text:style-name="Strong_20_Emphasis"><text:span text:style-name="T10">0</text:span></text:span><text:span text:style-name="Strong_20_Emphasis"><text:span text:style-name="T3"> + b</text:span></text:span><text:span text:style-name="Strong_20_Emphasis"><text:span text:style-name="T10">1</text:span></text:span><text:span text:style-name="Strong_20_Emphasis"><text:span text:style-name="T3">*X</text:span></text:span><text:span text:style-name="Strong_20_Emphasis"><text:span text:style-name="T10">1</text:span></text:span><text:span text:style-name="Strong_20_Emphasis"><text:span text:style-name="T3"> + b</text:span></text:span><text:span text:style-name="Strong_20_Emphasis"><text:span text:style-name="T10">2</text:span></text:span><text:span text:style-name="Strong_20_Emphasis"><text:span text:style-name="T3">*X</text:span></text:span><text:span text:style-name="Strong_20_Emphasis"><text:span text:style-name="T10">2</text:span></text:span><text:span text:style-name="Strong_20_Emphasis"><text:span text:style-name="T3"> + … b</text:span></text:span><text:span text:style-name="Strong_20_Emphasis"><text:span text:style-name="T10">p</text:span></text:span><text:span text:style-name="Strong_20_Emphasis"><text:span text:style-name="T3">*X</text:span></text:span><text:span text:style-name="Strong_20_Emphasis"><text:span text:style-name="T10">p</text:span></text:span></text:p>
          <text:p text:style-name="P26"><text:span text:style-name="Strong_20_Emphasis"><text:span text:style-name="T3">Si la relación de la variable dependiente (Y) con las variables independientes (X</text:span></text:span><text:span text:style-name="Strong_20_Emphasis"><text:span text:style-name="T10">i</text:span></text:span><text:span text:style-name="Strong_20_Emphasis"><text:span text:style-name="T3">) no es lineal, la aproximación del modelo lineal será muy deficiente. <text:s/></text:span></text:span></text:p>
        </text:list-item>
        <text:list-item>
          <text:p text:style-name="P26"><text:s/><text:span text:style-name="T21">Modelo de error</text:span><text:span text:style-name="T19">. </text:span><text:span text:style-name="T9">El modelo </text:span><text:span text:style-name="T14">de regresión lineal </text:span><text:span text:style-name="T9">asume que tenemos muestras </text:span><text:span text:style-name="T19">fijas </text:span><text:span text:style-name="T9">de las X y la correspondiente Y </text:span><text:span text:style-name="T19">está afectada además por un término de error</text:span><text:span text:style-name="T9">:</text:span></text:p>
          <text:p text:style-name="P26"><text:span text:style-name="Strong_20_Emphasis"><text:span text:style-name="T3">Y</text:span></text:span><text:span text:style-name="Strong_20_Emphasis"><text:span text:style-name="T10">1</text:span></text:span><text:span text:style-name="Strong_20_Emphasis"><text:span text:style-name="T3"> = b</text:span></text:span><text:span text:style-name="Strong_20_Emphasis"><text:span text:style-name="T10">0</text:span></text:span><text:span text:style-name="Strong_20_Emphasis"><text:span text:style-name="T3"> + b</text:span></text:span><text:span text:style-name="Strong_20_Emphasis"><text:span text:style-name="T10">1</text:span></text:span><text:span text:style-name="Strong_20_Emphasis"><text:span text:style-name="T3">*X</text:span></text:span><text:span text:style-name="Strong_20_Emphasis"><text:span text:style-name="T10">11</text:span></text:span><text:span text:style-name="Strong_20_Emphasis"><text:span text:style-name="T3"> + b</text:span></text:span><text:span text:style-name="Strong_20_Emphasis"><text:span text:style-name="T10">2</text:span></text:span><text:span text:style-name="Strong_20_Emphasis"><text:span text:style-name="T3">*X</text:span></text:span><text:span text:style-name="Strong_20_Emphasis"><text:span text:style-name="T10">12</text:span></text:span><text:span text:style-name="Strong_20_Emphasis"><text:span text:style-name="T3"> + … b</text:span></text:span><text:span text:style-name="Strong_20_Emphasis"><text:span text:style-name="T10">p</text:span></text:span><text:span text:style-name="Strong_20_Emphasis"><text:span text:style-name="T3">*X</text:span></text:span><text:span text:style-name="Strong_20_Emphasis"><text:span text:style-name="T10">1p <text:s/></text:span></text:span><text:span text:style-name="Strong_20_Emphasis"><text:span text:style-name="T3">+ e</text:span></text:span><text:span text:style-name="Strong_20_Emphasis"><text:span text:style-name="T10">1</text:span></text:span></text:p>
          <text:p text:style-name="P26"><text:span text:style-name="Strong_20_Emphasis"><text:span text:style-name="T3">Y</text:span></text:span><text:span text:style-name="Strong_20_Emphasis"><text:span text:style-name="T10">2</text:span></text:span><text:span text:style-name="Strong_20_Emphasis"><text:span text:style-name="T3"> = b</text:span></text:span><text:span text:style-name="Strong_20_Emphasis"><text:span text:style-name="T10">0</text:span></text:span><text:span text:style-name="Strong_20_Emphasis"><text:span text:style-name="T3"> + b</text:span></text:span><text:span text:style-name="Strong_20_Emphasis"><text:span text:style-name="T10">1</text:span></text:span><text:span text:style-name="Strong_20_Emphasis"><text:span text:style-name="T3">*X</text:span></text:span><text:span text:style-name="Strong_20_Emphasis"><text:span text:style-name="T10">11</text:span></text:span><text:span text:style-name="Strong_20_Emphasis"><text:span text:style-name="T3"> + b</text:span></text:span><text:span text:style-name="Strong_20_Emphasis"><text:span text:style-name="T10">2</text:span></text:span><text:span text:style-name="Strong_20_Emphasis"><text:span text:style-name="T3">*X</text:span></text:span><text:span text:style-name="Strong_20_Emphasis"><text:span text:style-name="T10">12</text:span></text:span><text:span text:style-name="Strong_20_Emphasis"><text:span text:style-name="T3"> + … b</text:span></text:span><text:span text:style-name="Strong_20_Emphasis"><text:span text:style-name="T10">p</text:span></text:span><text:span text:style-name="Strong_20_Emphasis"><text:span text:style-name="T3">*X</text:span></text:span><text:span text:style-name="Strong_20_Emphasis"><text:span text:style-name="T10">1p <text:s/></text:span></text:span><text:span text:style-name="Strong_20_Emphasis"><text:span text:style-name="T3">+ e</text:span></text:span><text:span text:style-name="Strong_20_Emphasis"><text:span text:style-name="T10">2</text:span></text:span></text:p>
          <text:p text:style-name="P24"><text:span text:style-name="Strong_20_Emphasis"><text:span text:style-name="T3">…</text:span></text:span></text:p>
          <text:p text:style-name="P26"><text:span text:style-name="Strong_20_Emphasis"><text:span text:style-name="T3">Y</text:span></text:span><text:span text:style-name="Strong_20_Emphasis"><text:span text:style-name="T10">n</text:span></text:span><text:span text:style-name="Strong_20_Emphasis"><text:span text:style-name="T3"> = b</text:span></text:span><text:span text:style-name="Strong_20_Emphasis"><text:span text:style-name="T10">0</text:span></text:span><text:span text:style-name="Strong_20_Emphasis"><text:span text:style-name="T3"> + b</text:span></text:span><text:span text:style-name="Strong_20_Emphasis"><text:span text:style-name="T10">1</text:span></text:span><text:span text:style-name="Strong_20_Emphasis"><text:span text:style-name="T3">*X</text:span></text:span><text:span text:style-name="Strong_20_Emphasis"><text:span text:style-name="T10">11</text:span></text:span><text:span text:style-name="Strong_20_Emphasis"><text:span text:style-name="T3"> + b</text:span></text:span><text:span text:style-name="Strong_20_Emphasis"><text:span text:style-name="T10">2</text:span></text:span><text:span text:style-name="Strong_20_Emphasis"><text:span text:style-name="T3">*X</text:span></text:span><text:span text:style-name="Strong_20_Emphasis"><text:span text:style-name="T10">12</text:span></text:span><text:span text:style-name="Strong_20_Emphasis"><text:span text:style-name="T3"> + … b</text:span></text:span><text:span text:style-name="Strong_20_Emphasis"><text:span text:style-name="T10">p</text:span></text:span><text:span text:style-name="Strong_20_Emphasis"><text:span text:style-name="T3">*X</text:span></text:span><text:span text:style-name="Strong_20_Emphasis"><text:span text:style-name="T10">1p <text:s/></text:span></text:span><text:span text:style-name="Strong_20_Emphasis"><text:span text:style-name="T3">+ e</text:span></text:span><text:span text:style-name="Strong_20_Emphasis"><text:span text:style-name="T10">n</text:span></text:span></text:p>
          <text:p text:style-name="P27"><text:span text:style-name="Strong_20_Emphasis"><text:span text:style-name="T15">Donde los términos de error e</text:span></text:span><text:span text:style-name="Strong_20_Emphasis"><text:span text:style-name="T11">i </text:span></text:span><text:span text:style-name="Strong_20_Emphasis"><text:span text:style-name="T15"><text:s/></text:span></text:span><text:span text:style-name="Strong_20_Emphasis"><text:span text:style-name="T16">siguen</text:span></text:span><text:span text:style-name="Strong_20_Emphasis"><text:span text:style-name="T15"> </text:span></text:span><text:span text:style-name="Strong_20_Emphasis"><text:span text:style-name="T16">una distribución normal con</text:span></text:span><text:span text:style-name="Strong_20_Emphasis"><text:span text:style-name="T15"> media cero, varianza constante y covarianza Cov(e</text:span></text:span><text:span text:style-name="Strong_20_Emphasis"><text:span text:style-name="T11">j</text:span></text:span><text:span text:style-name="Strong_20_Emphasis"><text:span text:style-name="T15">, e</text:span></text:span><text:span text:style-name="Strong_20_Emphasis"><text:span text:style-name="T11">k</text:span></text:span><text:span text:style-name="Strong_20_Emphasis"><text:span text:style-name="T15">) = 0 (j </text:span></text:span><text:span text:style-name="Strong_20_Emphasis"><text:span text:style-name="T17">≠</text:span></text:span><text:span text:style-name="Strong_20_Emphasis"><text:span text:style-name="T15"> k</text:span></text:span><text:span text:style-name="Strong_20_Emphasis"><text:span text:style-name="T16">). Esto significa que:<text:tab/></text:span></text:span></text:p>
        </text:list-item>
      </text:list>
      <text:list text:style-name="L5">
        <text:list-item>
          <text:list>
            <text:list-item>
              <text:p text:style-name="P28"><text:span text:style-name="Strong_20_Emphasis"><text:span text:style-name="T18">Independencia de los errores</text:span></text:span><text:span text:style-name="Strong_20_Emphasis"><text:span text:style-name="T16">: Los residuos no deben estar correlacionados entre sí ( </text:span></text:span><text:span text:style-name="Strong_20_Emphasis"><text:span text:style-name="T15">Cov(e</text:span></text:span><text:span text:style-name="Strong_20_Emphasis"><text:span text:style-name="T11">j</text:span></text:span><text:span text:style-name="Strong_20_Emphasis"><text:span text:style-name="T15">, e</text:span></text:span><text:span text:style-name="Strong_20_Emphasis"><text:span text:style-name="T11">k</text:span></text:span><text:span text:style-name="Strong_20_Emphasis"><text:span text:style-name="T15">) = 0</text:span></text:span><text:span text:style-name="Strong_20_Emphasis"><text:span text:style-name="T16">). En otras palabras, el término de error de una observación no contiene información útil para predecir el término de error de otra observación.</text:span></text:span></text:p>
            </text:list-item>
            <text:list-item>
              <text:p text:style-name="P28"><text:span text:style-name="Strong_20_Emphasis">Homocedasticidad</text:span>: La varianza de los errores debe ser constante para todos los valores de las variables independientes (X). <text:span text:style-name="T24">Esto se ve claramente si tenemos una única X. Los valores probables de Y estarían en una franja constante alrededor de la línea recta calculada, independiente del valor de X, sea pequeño, intermedio o grande. </text:span></text:p>
            </text:list-item>
            <text:list-item>
              <text:p text:style-name="P28"><text:span text:style-name="Strong_20_Emphasis">Normalidad de los errores</text:span>: Los residuos deben distribuirse normalmente.</text:p>
            </text:list-item>
          </text:list>
        </text:list-item>
      </text:list>
      <text:list text:continue-list="list3952726125" text:style-name="L4">
        <text:list-item>
          <text:p text:style-name="P25"><text:soft-page-break/><text:span text:style-name="Strong_20_Emphasis">No multicolinealidad perfecta</text:span>: Las variables independientes no deben estar perfectamente correlacionadas entre sí. <text:span text:style-name="T24">Si están perfectamente correlacionadas, </text:span><text:span text:style-name="T25">la matriz X’X no tiene inversa. Mientras mayor sea la correlación entre variables, el calculo de la inversa de X’X es numéricamente inestable. </text:span></text:p>
        </text:list-item>
      </text:list>
      <text:p text:style-name="P7"><text:span text:style-name="T26">b) </text:span>¿Cómo se interpretan los intervalos de confianza? Si construimos un intervalo de confianza del 95% para un coeficiente <text:bookmark text:name="MJXc-Node-1190 Copia 1"/><text:bookmark text:name="MJXc-Node-1189 Copia 1"/><text:bookmark text:name="MJXc-Node-1188 Copia 1"/><text:bookmark text:name="MJXc-Node-1187 Copia 1"/><text:bookmark text:name="MathJax-Element-166-Frame Copia 1"/>β<text:bookmark text:name="MJXc-Node-1191 Copia 1"/>j</text:p>
      <text:p text:style-name="P10"><text:span text:style-name="T1">Un intervalo de confianza del 95% para un coeficiente βj significa que si repitiéramos el estudio muchas veces con diferentes muestras de la misma población, </text:span><text:span text:style-name="Strong_20_Emphasis"><text:span text:style-name="T1">el 95% de los intervalos construidos contendrían el verdadero valor del parámetro poblacional βj</text:span></text:span><text:span text:style-name="T1">. </text:span></text:p>
      <text:p text:style-name="P10"><text:span text:style-name="T4">b) </text:span>¿cuál sería la lectura correcta o interpretación correcta sobre este intervalo?</text:p>
      <text:p text:style-name="P11"><text:span text:style-name="T4">Veamos un ejemplo con números. Si</text:span><text:span text:style-name="T1"> el intervalo de confianza del 95% para β₁ es (</text:span><text:span text:style-name="T4">3.1</text:span><text:span text:style-name="T1">, </text:span><text:span text:style-name="T4">3.5</text:span><text:span text:style-name="T1">), </text:span><text:span text:style-name="T4">esto significa que con el</text:span><text:span text:style-name="T1"> 95% de confianza, podemos afirmar que por cada unidad de aumento en X₁, la variable dependiente Y aumenta entre </text:span><text:span text:style-name="T4">3</text:span><text:span text:style-name="T1">.</text:span><text:span text:style-name="T4">1</text:span><text:span text:style-name="T1"> y </text:span><text:span text:style-name="T4">3</text:span><text:span text:style-name="T1">.</text:span><text:span text:style-name="T4">5</text:span><text:span text:style-name="T1"> unidades, manteniendo constantes las demás variables.</text:span></text:p>
      <text:p text:style-name="P11"><text:span text:style-name="T5">c) </text:span>Describe los métodos de selección de variables y sus ventajas y desventajas:</text:p>
      <text:list text:continue-list="list1110023444" text:style-name="L2">
        <text:list-header>
          <text:p text:style-name="P21">Selección hacia adelante (forward)</text:p>
        </text:list-header>
      </text:list>
      <text:list text:style-name="L6">
        <text:list-header>
          <text:p text:style-name="P38">Selección hacia atrás (backward)</text:p>
          <text:p text:style-name="P39">selección por pasos (stepwise) y/o mejor subconjunto (best subset)</text:p>
          <text:p text:style-name="P39">Explica cómo se utilizan para elegir el modelo final.</text:p>
        </text:list-header>
      </text:list>
      <text:p text:style-name="P11"><text:span text:style-name="T1">El objetivo principal es encontrar el subconjunto de variables predictoras que </text:span><text:span text:style-name="Strong_20_Emphasis"><text:span text:style-name="T1">maximice la capacidad predictiva del modelo</text:span></text:span><text:span text:style-name="T1"> y </text:span><text:span text:style-name="Strong_20_Emphasis"><text:span text:style-name="T1">minimice el error</text:span></text:span><text:span text:style-name="T1">, evitando:</text:span></text:p>
      <text:list text:style-name="L7">
        <text:list-item>
          <text:p text:style-name="P29"><text:span text:style-name="Strong_20_Emphasis"><text:span text:style-name="T1">Sobreajuste (Overfitting):</text:span></text:span><text:span text:style-name="T1"> Modelos demasiado complejos que aprenden el "ruido" de los datos en lugar de la tendencia general. Funcionan bien en los datos de entrenamiento pero mal en datos nuevos.</text:span></text:p>
        </text:list-item>
        <text:list-item>
          <text:p text:style-name="P29"><text:span text:style-name="Strong_20_Emphasis"><text:span text:style-name="T1">Multicolinealidad:</text:span></text:span><text:span text:style-name="T1"> Variables redundantes que aportan la misma información.</text:span></text:p>
        </text:list-item>
        <text:list-item>
          <text:p text:style-name="P29"><text:span text:style-name="Strong_20_Emphasis"><text:span text:style-name="T1">Costos de medición y complejidad:</text:span></text:span><text:span text:style-name="T1"> Incluir variables irrelevantes aumenta el costo de recolección de datos y la complejidad del modelo sin beneficio.</text:span></text:p>
        </text:list-item>
      </text:list>
      <text:p text:style-name="P15">Veamos ahora los métodos más comunes:</text:p>
      <text:p text:style-name="P8"><text:span text:style-name="T22">1. </text:span><text:span text:style-name="T20">Selección hacia adelante (</text:span><text:span text:style-name="T23">F</text:span><text:span text:style-name="T20">orward </text:span><text:span text:style-name="T23">Selection</text:span><text:span text:style-name="T20">)</text:span></text:p>
      <text:p text:style-name="P8"><text:span text:style-name="T1">Comienza con un modelo que </text:span><text:span text:style-name="Strong_20_Emphasis"><text:span text:style-name="T1">no contiene ninguna variable</text:span></text:span><text:span text:style-name="T1"> (solo el intercepto, β₀). En cada paso, se añade la variable que proporciona la </text:span><text:span text:style-name="Strong_20_Emphasis"><text:span text:style-name="T1">mejora estadísticamente más significativa</text:span></text:span><text:span text:style-name="T1"> al modelo (usando un criterio como el p-value</text:span><text:span text:style-name="T5">)</text:span><text:span text:style-name="T1">, hasta que ninguna variable restante cumpla el criterio para entrar.</text:span></text:p>
      <text:p text:style-name="P9"><text:span text:style-name="Strong_20_Emphasis"><text:span text:style-name="T1">Proceso:</text:span></text:span></text:p>
      <text:list text:style-name="L8">
        <text:list-item>
          <text:p text:style-name="P30"><text:span text:style-name="T1">Empezar con Y = </text:span><text:span text:style-name="T5">b</text:span><text:span text:style-name="T12">0</text:span></text:p>
        </text:list-item>
        <text:list-item>
          <text:p text:style-name="P40">Para cada variable X<text:span text:style-name="T13">i</text:span> no <text:span text:style-name="T27">presente</text:span> en el modelo, <text:span text:style-name="T28">ajustar un nuevo modelo que la incluya</text:span> <text:s/>y calcular un criterio de selección (ej., el p-value de <text:span text:style-name="T28">la correspondiente</text:span> b).</text:p>
        </text:list-item>
        <text:list-item>
          <text:p text:style-name="P30"><text:soft-page-break/><text:span text:style-name="Strong_20_Emphasis"><text:span text:style-name="T1">Añadir la variable</text:span></text:span><text:span text:style-name="T1"> </text:span>con el p-value más pequeño (si es menor que un p-value predefinido, <text:span text:style-name="T27">por ejemplo, de</text:span> 0.05).</text:p>
        </text:list-item>
        <text:list-item>
          <text:p text:style-name="P30">Repetir los pasos 2 y 3 con las variables restantes. En cada paso, se evalúa añadir una variable al modelo actual.</text:p>
        </text:list-item>
        <text:list-item>
          <text:p text:style-name="P30"><text:span text:style-name="Strong_20_Emphasis"><text:span text:style-name="T1">Detenerse</text:span></text:span><text:span text:style-name="T20"> </text:span>cuando ninguna variable restante tenga un p-value por debajo del umbral de entrada.</text:p>
        </text:list-item>
      </text:list>
      <text:p text:style-name="P14">Ventajas: </text:p>
      <text:list text:style-name="L9">
        <text:list-item>
          <text:p text:style-name="P31"><text:span text:style-name="Strong_20_Emphasis"><text:span text:style-name="T6">Computacionalmente eficiente,</text:span></text:span><text:span text:style-name="T6"> especialmente con un número muy grande de variables predictoras (p &gt;&gt; n).</text:span></text:p>
        </text:list-item>
      </text:list>
      <text:p text:style-name="P14">Desventajas:</text:p>
      <text:list text:style-name="L10">
        <text:list-item>
          <text:p text:style-name="P32"><text:span text:style-name="Strong_20_Emphasis"><text:span text:style-name="T6">No garantiza encontrar el mejor modelo posible.</text:span></text:span><text:span text:style-name="T6"> Una variable añadida temprano puede volverse redundante después de añadir otras. Este método no remueve variables del modelo. </text:span></text:p>
        </text:list-item>
      </text:list>
      <text:p text:style-name="P14"/>
      <text:h text:style-name="P1" text:outline-level="4">2. Selección hacia atrás (Backward Elimination)</text:h>
      <text:p text:style-name="P2"><text:span text:style-name="T1">Comienza con el </text:span><text:span text:style-name="Strong_20_Emphasis"><text:span text:style-name="T1">modelo completo</text:span></text:span><text:span text:style-name="T1"> que incluye </text:span><text:span text:style-name="Strong_20_Emphasis"><text:span text:style-name="T1">todas las variables</text:span></text:span><text:span text:style-name="T1"> disponibles. En cada paso, elimina la variable </text:span><text:span text:style-name="Strong_20_Emphasis"><text:span text:style-name="T1">menos significativa</text:span></text:span><text:span text:style-name="T1"> (la con el p-value más alto), hasta que todas las variables restantes en el modelo sean estadísticamente significativas.</text:span></text:p>
      <text:p text:style-name="Text_20_body"><text:span text:style-name="Strong_20_Emphasis"><text:span text:style-name="T1">Proceso:</text:span></text:span></text:p>
      <text:list text:style-name="L11">
        <text:list-item>
          <text:p text:style-name="P42"><text:span text:style-name="T1">Empezar con el </text:span><text:span text:style-name="Strong_20_Emphasis"><text:span text:style-name="T1">Modelo Completo </text:span></text:span><text:span text:style-name="Strong_20_Emphasis"><text:span text:style-name="T6">que incluye todas las variables.</text:span></text:span></text:p>
        </text:list-item>
        <text:list-item>
          <text:p text:style-name="P41">Ajustar el modelo y calcular los p-values para todos los coeficientes.</text:p>
        </text:list-item>
        <text:list-item>
          <text:p text:style-name="P42"><text:span text:style-name="Strong_20_Emphasis"><text:span text:style-name="T1">Eliminar la variable</text:span></text:span><text:span text:style-name="T1"> con el p-value más grande (si es mayor que un p-value predefinido, </text:span><text:span text:style-name="T6">por ejemplo</text:span><text:span text:style-name="T1">, 0.10).</text:span></text:p>
        </text:list-item>
        <text:list-item>
          <text:p text:style-name="P41">Ajustar el nuevo modelo sin esa variable y repetir el paso 2.</text:p>
        </text:list-item>
        <text:list-item>
          <text:p text:style-name="P42"><text:span text:style-name="Strong_20_Emphasis"><text:span text:style-name="T1">Detenerse</text:span></text:span><text:span text:style-name="T1"> cuando todos los p-values de las variables en el modelo sean menores que el </text:span><text:span text:style-name="T6">p-value predefinido</text:span><text:span text:style-name="T1">.</text:span></text:p>
        </text:list-item>
      </text:list>
      <text:p text:style-name="Text_20_body"><text:span text:style-name="Strong_20_Emphasis"><text:span text:style-name="T1">Ventajas:</text:span></text:span></text:p>
      <text:list text:style-name="L12">
        <text:list-item>
          <text:p text:style-name="P33">Suele funcionar mejor que <text:span text:style-name="Emphasis">Forward</text:span> cuando el conjunto de variables inicial tiene muchas correlaciones.</text:p>
        </text:list-item>
        <text:list-item>
          <text:p text:style-name="P43">Considera el efecto conjunto de las variables desde el principio.</text:p>
        </text:list-item>
      </text:list>
      <text:p text:style-name="Text_20_body"><text:span text:style-name="Strong_20_Emphasis"><text:span text:style-name="T1">Desventajas:</text:span></text:span></text:p>
      <text:list text:style-name="L13">
        <text:list-item>
          <text:p text:style-name="P34"><text:span text:style-name="Strong_20_Emphasis"><text:span text:style-name="T1">Requiere ajustar el modelo completo al inicio,</text:span></text:span> lo que puede ser imposible si el número de variables (p) es mayor que el número de observaciones (n).</text:p>
        </text:list-item>
        <text:list-item>
          <text:p text:style-name="P34">Computacionalmente más intensivo que <text:span text:style-name="Emphasis">Forward</text:span> para conjuntos de datos muy grandes con muchas variables.</text:p>
        </text:list-item>
        <text:list-item>
          <text:p text:style-name="P44">Al igual que <text:span text:style-name="Emphasis">Forward</text:span>,<text:span text:style-name="T1"> </text:span><text:span text:style-name="Strong_20_Emphasis"><text:span text:style-name="T1">no garantiza el mejor modelo.</text:span></text:span></text:p>
        </text:list-item>
      </text:list>
      <text:h text:style-name="P1" text:outline-level="4"><text:soft-page-break/><text:span text:style-name="T29">3. </text:span>Selección por Pasos (Stepwise) </text:h>
      <text:p text:style-name="P2"><text:span text:style-name="T1">Es una </text:span><text:span text:style-name="Strong_20_Emphasis"><text:span text:style-name="T1">combinación híbrida</text:span></text:span><text:span text:style-name="T1"> de </text:span><text:span text:style-name="Emphasis"><text:span text:style-name="T1">Forward</text:span></text:span><text:span text:style-name="T1"> y </text:span><text:span text:style-name="Emphasis"><text:span text:style-name="T1">Backward</text:span></text:span><text:span text:style-name="T1">. Permite añadir variables en cada paso (como </text:span><text:span text:style-name="Emphasis"><text:span text:style-name="T1">Forward</text:span></text:span><text:span text:style-name="T1">), pero también </text:span><text:span text:style-name="Strong_20_Emphasis"><text:span text:style-name="T1">revisa y elimina variables</text:span></text:span><text:span text:style-name="T1"> que pueden haber dejado de ser significativas después de añadir nuevas ones.</text:span></text:p>
      <text:p text:style-name="Text_20_body"><text:span text:style-name="Strong_20_Emphasis"><text:span text:style-name="T1">Proceso:</text:span></text:span></text:p>
      <text:list text:style-name="L14">
        <text:list-item>
          <text:p text:style-name="P35">Similar a <text:span text:style-name="Emphasis">Forward Selection</text:span>, se comienza con un modelo vacío y se añade la variable más significativa.</text:p>
        </text:list-item>
        <text:list-item>
          <text:p text:style-name="P35"><text:span text:style-name="Strong_20_Emphasis"><text:span text:style-name="T1">Después de añadir una nueva variable,</text:span></text:span><text:span text:style-name="T1"> el método verifica todas las variables incluidas previamente en el modelo.</text:span></text:p>
        </text:list-item>
        <text:list-item>
          <text:p text:style-name="P35"><text:span text:style-name="Strong_20_Emphasis"><text:span text:style-name="T1">Elimina cualquier variable</text:span></text:span><text:span text:style-name="T1"> q</text:span>ue, debido a la nueva adición, ya no cumpla con el criterio de significancia (p-value de salida).</text:p>
        </text:list-item>
        <text:list-item>
          <text:p text:style-name="P35">Solo después de este paso de "purgar" variables, procede a añadir la siguiente variable más significativa.</text:p>
        </text:list-item>
        <text:list-item>
          <text:p text:style-name="P35">El proceso se repite hasta que ningún nuevo ingreso o salida de variables cumpla los criterios.</text:p>
        </text:list-item>
      </text:list>
      <text:p text:style-name="Text_20_body"><text:span text:style-name="Strong_20_Emphasis"><text:span text:style-name="T1">Ventajas:</text:span></text:span></text:p>
      <text:list text:style-name="L15">
        <text:list-item>
          <text:p text:style-name="P45"><text:span text:style-name="Strong_20_Emphasis"><text:span text:style-name="T1">Más robusto</text:span></text:span><text:span text:style-name="T1"> que </text:span><text:span text:style-name="Emphasis"><text:span text:style-name="T1">Forward</text:span></text:span><text:span text:style-name="T1"> o </text:span><text:span text:style-name="Emphasis"><text:span text:style-name="T1">Backward</text:span></text:span><text:span text:style-name="T1"> por sí solos. Mitiga el principal defecto de </text:span><text:span text:style-name="Emphasis"><text:span text:style-name="T1">Forward</text:span></text:span><text:span text:style-name="T1"> al permitir eliminar variables que se volvieron redundantes.</text:span></text:p>
        </text:list-item>
        <text:list-item>
          <text:p text:style-name="P45">Es el método más popular en la práctica por su equilibrio entre eficiencia y efectividad.</text:p>
        </text:list-item>
      </text:list>
      <text:p text:style-name="Text_20_body"><text:span text:style-name="Strong_20_Emphasis"><text:span text:style-name="T1">Desventajas:</text:span></text:span></text:p>
      <text:list text:style-name="L16">
        <text:list-item>
          <text:p text:style-name="P46"><text:span text:style-name="T1">Aún así </text:span><text:span text:style-name="Strong_20_Emphasis"><text:span text:style-name="T1">no garantiza encontrar el modelo óptimo global.</text:span></text:span></text:p>
        </text:list-item>
        <text:list-item>
          <text:p text:style-name="P46">Más complejo computacionalmente que <text:span text:style-name="Emphasis">Forward</text:span>, pero generalmente manejable.</text:p>
        </text:list-item>
      </text:list>
      <text:p text:style-name="P2"/>
      <text:p text:style-name="P3"><text:span text:style-name="T29">4. </text:span>Mejor Subconjunto (Best Subset Selection)</text:p>
      <text:p text:style-name="P13">Este método evalúa <text:span text:style-name="Strong_20_Emphasis"><text:span text:style-name="T1">exhaustivamente todos los modelos posibles</text:span></text:span> que se pueden construir con las p variables predictoras. Para cada k (de 0 a p), encuentra el mejor modelo que contiene exactamente k variables.</text:p>
      <text:p text:style-name="Text_20_body"><text:span text:style-name="Strong_20_Emphasis"><text:span text:style-name="T1">Proceso:</text:span></text:span></text:p>
      <text:list text:style-name="L17">
        <text:list-item>
          <text:p text:style-name="P47">Ajusta el modelo nulo.</text:p>
        </text:list-item>
        <text:list-item>
          <text:p text:style-name="P47">Para k = 1, 2, ..., p:</text:p>
          <text:list>
            <text:list-item>
              <text:p text:style-name="P47">Ajusta todos los modelos posibles que contengan exactamente k variables.</text:p>
            </text:list-item>
            <text:list-item>
              <text:p text:style-name="P47">Selecciona el mejor de estos modelos (usando <text:span text:style-name="T29">por ejemplo</text:span> R2_<text:span text:style-name="T29">adj</text:span>).</text:p>
            </text:list-item>
          </text:list>
        </text:list-item>
        <text:list-item>
          <text:p text:style-name="P36">Elige el <text:span text:style-name="Strong_20_Emphasis"><text:span text:style-name="T1">mejor modelo general</text:span></text:span><text:span text:style-name="T20"> </text:span>entre M0, M1, ..., Mp, comparando los criterios de los mejores modelos de cada tamaño.</text:p>
        </text:list-item>
      </text:list>
      <text:p text:style-name="Text_20_body"><text:span text:style-name="Strong_20_Emphasis"><text:span text:style-name="T1">Ventajas:</text:span></text:span></text:p>
      <text:list text:style-name="L18">
        <text:list-item>
          <text:p text:style-name="P48"><text:soft-page-break/><text:span text:style-name="Strong_20_Emphasis"><text:span text:style-name="T1">Garantiza encontrar el mejor modelo</text:span></text:span><text:span text:style-name="T1"> </text:span>para cada tamaño de modelo (número de variables k).</text:p>
        </text:list-item>
      </text:list>
      <text:p text:style-name="Text_20_body"><text:span text:style-name="Strong_20_Emphasis"><text:span text:style-name="T1">Desventajas:</text:span></text:span></text:p>
      <text:list text:style-name="L19">
        <text:list-item>
          <text:p text:style-name="P37"><text:span text:style-name="Strong_20_Emphasis"><text:span text:style-name="T1">Computacionalmente </text:span></text:span><text:span text:style-name="Strong_20_Emphasis"><text:span text:style-name="T7">costoso</text:span></text:span><text:span text:style-name="Strong_20_Emphasis"><text:span text:style-name="T1">.</text:span></text:span> Para p variables, hay 2<text:span text:style-name="T29">**p</text:span> modelos posibles. </text:p>
        </text:list-item>
        <text:list-item>
          <text:p text:style-name="P49">Mayor riesgo de<text:span text:style-name="T1"> </text:span><text:span text:style-name="Strong_20_Emphasis"><text:span text:style-name="T1">sobreajuste</text:span></text:span> debido a la búsqueda exhaustiva en un espacio de modelos tan grande.</text:p>
        </text:list-item>
      </text:list>
      <text:h text:style-name="Heading_20_3" text:outline-level="3"><text:span text:style-name="T30">Explica c</text:span>ómo se utilizan para elegir el modelo final.</text:h>
      <text:p text:style-name="P16"><text:span text:style-name="T30">Se recomiend</text:span><text:span text:style-name="T31">a</text:span><text:span text:style-name="T30"> utilizar </text:span><text:s/><text:span text:style-name="Emphasis">Stepwise</text:span> (o <text:span text:style-name="Emphasis">Forward/Backward</text:span> si hay limitaciones computacionales) para encontrar unos pocos modelos candidatos prometedores.</text:p>
      <text:p text:style-name="P12">La elección final se hace usando un<text:span text:style-name="T1"> </text:span><text:span text:style-name="Strong_20_Emphasis"><text:span text:style-name="T1">criterio de evaluación </text:span></text:span><text:span text:style-name="Strong_20_Emphasis"><text:span text:style-name="T8">como el R2_ajustado que considera el número de variables. Se busca maximizar este criterio.</text:span></text:span></text:p>
      <text:p text:style-name="P12"><text:span text:style-name="Strong_20_Emphasis"><text:span text:style-name="T30">N</text:span></text:span><text:span text:style-name="Strong_20_Emphasis"><text:span text:style-name="T8">ormalmente se utiliza la técnica de v</text:span></text:span><text:span text:style-name="Strong_20_Emphasis"><text:span text:style-name="T1">alidación </text:span></text:span><text:span text:style-name="Strong_20_Emphasis"><text:span text:style-name="T8">c</text:span></text:span><text:span text:style-name="Strong_20_Emphasis"><text:span text:style-name="T1">ruzada (Cross-Validation). </text:span></text:span>Se divide la muestra en <text:span text:style-name="T30">una parte</text:span> de entrenamiento y <text:span text:style-name="T30">otra de </text:span>validación. El mejor modelo es el que tiene el <text:span text:style-name="Strong_20_Emphasis"><text:span text:style-name="T1">menor error de predicción</text:span></text:span><text:span text:style-name="Strong_20_Emphasis"> </text:span><text:s/>en los conjuntos de validación. Esto evalúa directamente la capacidad de generalización del modelo a datos nuevos.</text:p>
      <text:p text:style-name="P12"><text:span text:style-name="T30">El objetivo es e</text:span>legir el modelo que tenga el mejor equilibrio entre poder predictivo (bajo error de validación) y simplicidad.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19:45:48.890917474</meta:creation-date>
    <dc:date>2025-09-08T00:11:49.984381280</dc:date>
    <meta:editing-duration>PT36M59S</meta:editing-duration>
    <meta:editing-cycles>7</meta:editing-cycles>
    <meta:generator>LibreOffice/24.2.7.2$Linux_X86_64 LibreOffice_project/420$Build-2</meta:generator>
    <meta:print-date>2025-09-07T21:51:17.426419222</meta:print-date>
    <meta:printed-by>Archivos PDF</meta:printed-by>
    <meta:document-statistic meta:table-count="0" meta:image-count="0" meta:object-count="0" meta:page-count="5" meta:paragraph-count="97" meta:word-count="1497" meta:character-count="9303" meta:non-whitespace-character-count="7937"/>
  </office:meta>
</office:document-meta>
</file>